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76cm" fo:min-width="4.089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091cm" fo:min-width="1.03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style:font-name="Liberation Sans1" fo:language="en" fo:country="GB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89cm" svg:height="4.626cm" svg:x="5.137cm" svg:y="3.775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ain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589cm" svg:height="4.626cm" svg:x="11.437cm" svg:y="3.775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utput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138cm" svg:y1="4.112cm" svg:x2="3.928cm" svg:y2="4.031cm" draw:start-shape="id1" draw:start-glue-point="4" draw:end-shape="id2" draw:end-glue-point="1" svg:d="M5138 4112h-581v-81h-629" svg:viewBox="0 0 1211 82">
          <text:p/>
        </draw:connector>
        <draw:connector draw:style-name="gr2" draw:text-style-name="P2" draw:layer="layout" svg:x1="1.496cm" svg:y1="6.736cm" svg:x2="5.138cm" svg:y2="8.044cm" draw:start-shape="id3" draw:start-glue-point="8" draw:end-shape="id1" draw:end-glue-point="5" svg:d="M1496 6736v1308h3642" svg:viewBox="0 0 3643 1309">
          <text:p/>
        </draw:connector>
        <draw:connector draw:style-name="gr2" draw:text-style-name="P2" draw:layer="layout" svg:x1="9.725cm" svg:y1="4.112cm" svg:x2="11.438cm" svg:y2="4.112cm" draw:start-shape="id1" draw:start-glue-point="6" draw:end-shape="id4" draw:end-glue-point="4" svg:d="M9725 4112h1713" svg:viewBox="0 0 1714 1">
          <text:p/>
        </draw:connector>
        <draw:connector draw:style-name="gr2" draw:text-style-name="P2" draw:layer="layout" svg:x1="9.725cm" svg:y1="8.1cm" svg:x2="11.438cm" svg:y2="8.044cm" draw:start-shape="id1" draw:start-glue-point="7" draw:end-shape="id4" draw:end-glue-point="5" svg:d="M9725 8100h856v-56h857" svg:viewBox="0 0 1714 57">
          <text:p/>
        </draw:connector>
        <draw:connector draw:style-name="gr2" draw:text-style-name="P2" draw:layer="layout" draw:line-skew="-2.245cm" svg:x1="16.025cm" svg:y1="8.1cm" svg:x2="18.827cm" svg:y2="7.025cm" draw:start-shape="id4" draw:start-glue-point="7" draw:end-shape="id5" draw:end-glue-point="4" svg:d="M16025 8100h1361v-1075h1441" svg:viewBox="0 0 2803 1076">
          <text:p/>
        </draw:connector>
        <draw:connector draw:style-name="gr2" draw:text-style-name="P2" draw:layer="layout" draw:line-skew="-2.269cm" svg:x1="16.025cm" svg:y1="4.112cm" svg:x2="18.827cm" svg:y2="4.97cm" draw:start-shape="id4" draw:start-glue-point="6" draw:end-shape="id5" draw:end-glue-point="6" svg:d="M16025 4112h1337v858h1465" svg:viewBox="0 0 2803 859">
          <text:p/>
        </draw:connector>
        <draw:frame draw:style-name="gr3" draw:text-style-name="P3" draw:layer="layout" svg:width="2.614cm" svg:height="1.673cm" svg:x="16.261cm" svg:y="5.126cm">
          <draw:text-box>
            <text:p><text:span text:style-name="T1">Audio</text:span></text:p>
            <text:p><text:span text:style-name="T1">OUT</text:span></text:p>
          </draw:text-box>
        </draw:frame>
        <draw:custom-shape draw:style-name="gr4" draw:text-style-name="P2" xml:id="id3" draw:id="id3" draw:layer="layout" svg:width="1.842cm" svg:height="1.843cm" svg:x="0.575cm" svg:y="4.893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5" draw:text-style-name="P4" draw:layer="layout" svg:x1="2.137cm" svg:y1="3.994cm" svg:x2="2.281cm" svg:y2="3.498cm">
            <text:p/>
          </draw:line>
          <draw:line draw:style-name="gr5" draw:text-style-name="P4" draw:layer="layout" svg:x1="2.581cm" svg:y1="4.508cm" svg:x2="2.278cm" svg:y2="3.499cm">
            <text:p/>
          </draw:line>
          <draw:line draw:style-name="gr5" draw:text-style-name="P4" draw:layer="layout" svg:x1="3.175cm" svg:y1="4.565cm" svg:x2="3.478cm" svg:y2="3.556cm">
            <text:p/>
          </draw:line>
          <draw:line draw:style-name="gr5" draw:text-style-name="P4" draw:layer="layout" svg:x1="2.567cm" svg:y1="4.532cm" svg:x2="2.87cm" svg:y2="3.523cm">
            <text:p/>
          </draw:line>
          <draw:line draw:style-name="gr5" draw:text-style-name="P4" draw:layer="layout" svg:x1="3.188cm" svg:y1="4.559cm" svg:x2="2.885cm" svg:y2="3.55cm">
            <text:p/>
          </draw:line>
          <draw:line draw:style-name="gr5" draw:text-style-name="P4" draw:layer="layout" svg:x1="3.789cm" svg:y1="4.56cm" svg:x2="3.486cm" svg:y2="3.551cm">
            <text:p/>
          </draw:line>
          <draw:line draw:style-name="gr5" draw:text-style-name="P4" draw:layer="layout" svg:x1="3.784cm" svg:y1="4.51cm" svg:x2="3.928cm" svg:y2="4.014cm">
            <text:p/>
          </draw:line>
        </draw:g>
        <draw:connector draw:style-name="gr2" draw:text-style-name="P2" draw:layer="layout" svg:x1="2.137cm" svg:y1="4.031cm" svg:x2="1.496cm" svg:y2="4.893cm" draw:start-shape="id2" draw:start-glue-point="3" draw:end-shape="id3" draw:end-glue-point="4" svg:d="M2137 4031h-641v862" svg:viewBox="0 0 642 863">
          <text:p/>
        </draw:connector>
        <draw:custom-shape draw:style-name="gr6" draw:text-style-name="P2" xml:id="id5" draw:id="id5" draw:layer="layout" svg:width="2.739cm" svg:height="0.609cm" draw:transform="rotate (-1.5707963267949) translate (19.13cm 4.6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7" draw:text-style-name="P4" draw:layer="layout" svg:width="3.447cm" svg:height="1.69cm" draw:transform="rotate (-1.10252448848482) translate (19.479cm 4.092cm)" svg:viewBox="0 0 3448 1691" svg:d="M0 0c2231 0 3448 1691 3448 1691">
          <text:p/>
        </draw:path>
        <draw:path draw:style-name="gr7" draw:text-style-name="P4" draw:layer="layout" svg:width="3.447cm" svg:height="1.69cm" draw:transform="rotate (-1.10252448848482) translate (19.879cm 4.092cm)" svg:viewBox="0 0 3448 1691" svg:d="M0 0c2231 0 3448 1691 3448 1691">
          <text:p/>
        </draw:path>
        <draw:path draw:style-name="gr7" draw:text-style-name="P4" draw:layer="layout" svg:width="3.447cm" svg:height="1.69cm" draw:transform="rotate (-1.10252448848482) translate (20.479cm 4.092cm)" svg:viewBox="0 0 3448 1691" svg:d="M0 0c2231 0 3448 1691 3448 1691">
          <text:p/>
        </draw:path>
        <draw:frame draw:style-name="gr8" draw:text-style-name="P3" draw:layer="layout" svg:width="3.046cm" svg:height="1.114cm" svg:x="1.146cm" svg:y="2.524cm">
          <draw:text-box>
            <text:p><text:span text:style-name="T1">R</text:span><text:span text:style-name="T2">s</text:span><text:span text:style-name="T1">=100</text:span><text:span text:style-name="T3">Ω</text:span></text:p>
          </draw:text-box>
        </draw:frame>
        <draw:frame draw:style-name="gr9" draw:text-style-name="P3" draw:layer="layout" svg:width="7.69cm" svg:height="0.962cm" svg:x="7.678cm" svg:y="2.56cm">
          <draw:text-box>
            <text:p><text:span text:style-name="T1">12V Supply Voltage (Vc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8.065cm" fo:margin-left="0.403cm" fo:margin-right="0.24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7:24:52.639378051</meta:creation-date>
    <dc:date>2021-05-17T17:25:58.324662790</dc:date>
    <meta:editing-duration>PT1M6S</meta:editing-duration>
    <meta:editing-cycles>1</meta:editing-cycles>
    <meta:document-statistic meta:object-count="25"/>
    <meta:generator>LibreOffice/6.4.6.2$Linux_X86_64 LibreOffice_project/40$Build-2</meta:generator>
  </office:meta>
</office:document-meta>
</file>